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>
      <style:paragraph-properties fo:text-align="center" style:justify-single-word="false" fo:break-before="page"/>
    </style:style>
    <style:style style:name="P16" style:family="paragraph" style:parent-style-name="Text_20_body">
      <style:paragraph-properties fo:text-align="start" style:justify-single-word="false" fo:break-before="pag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Standard" style:master-page-name="First_20_Page">
      <style:paragraph-properties style:page-number="auto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paragraph-properties fo:break-before="page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Title">GRÁFICAS DE SPRINT BURNDOWN Y PRODUCT BURNDOWN</text:p>
      <text:p text:style-name="Subtitle">CUARTA ITERA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21 de Dic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4.0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 text:visited-style-name="Visited_20_Internet_20_Link">javvilram@alum.us.es</text:a></text:p>
          </table:table-cell>
        </table:table-row>
      </table:table>
      <text:p text:style-name="P11"/>
      <text:p text:style-name="P15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7"><text:a xlink:type="simple" xlink:href="#__RefHeading__671_2134200456" text:style-name="Internet_20_link" text:visited-style-name="Visited_20_Internet_20_Link">Product burndown<text:tab/>4</text:a></text:p>
          <text:p text:style-name="P17"><text:a xlink:type="simple" xlink:href="#__RefHeading__209_1279914512" text:style-name="Internet_20_link" text:visited-style-name="Visited_20_Internet_20_Link">Sprint burndown<text:tab/>5</text:a></text:p>
          <text:p text:style-name="P18"><text:a xlink:type="simple" xlink:href="#__RefHeading__288_193354101" text:style-name="Internet_20_link" text:visited-style-name="Visited_20_Internet_20_Link">ITERACIÓN 1<text:tab/>5</text:a></text:p>
          <text:p text:style-name="P18"><text:a xlink:type="simple" xlink:href="#__RefHeading__290_193354101" text:style-name="Internet_20_link" text:visited-style-name="Visited_20_Internet_20_Link">ITERACIÓN 2<text:tab/>5</text:a></text:p>
          <text:p text:style-name="P18"><text:a xlink:type="simple" xlink:href="#__RefHeading__292_193354101" text:style-name="Internet_20_link" text:visited-style-name="Visited_20_Internet_20_Link">ITERACIÓN 3<text:tab/>6</text:a></text:p>
          <text:p text:style-name="P18"><text:a xlink:type="simple" xlink:href="#__RefHeading__294_193354101" text:style-name="Internet_20_link" text:visited-style-name="Visited_20_Internet_20_Link">ITERACIÓN 4<text:tab/>7</text:a></text:p>
        </text:index-body>
      </text:table-of-content>
      <text:p text:style-name="P12"/>
      <text:p text:style-name="P14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8">1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8/11/2017</text:p>
          </table:table-cell>
          <table:table-cell table:style-name="Tabla4.F3" office:value-type="string">
            <text:p text:style-name="P8">Versión inicial del documento</text:p>
          </table:table-cell>
        </table:table-row>
        <table:table-row>
          <table:table-cell table:style-name="Tabla4.A3" office:value-type="string">
            <text:p text:style-name="P8">2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23/11/2017</text:p>
          </table:table-cell>
          <table:table-cell table:style-name="Tabla4.F3" office:value-type="string">
            <text:p text:style-name="P8">Añadir datos de la iteración 2</text:p>
          </table:table-cell>
        </table:table-row>
        <table:table-row>
          <table:table-cell table:style-name="Tabla4.A3" office:value-type="string">
            <text:p text:style-name="P8">3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7/12/2017</text:p>
          </table:table-cell>
          <table:table-cell table:style-name="Tabla4.F3" office:value-type="string">
            <text:p text:style-name="P8">Añadir datos de la iteración 3</text:p>
          </table:table-cell>
        </table:table-row>
        <table:table-row>
          <table:table-cell table:style-name="Tabla4.A3" office:value-type="string">
            <text:p text:style-name="P8">4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20">Javier Villalba</text:p>
          </table:table-cell>
          <table:table-cell table:style-name="Tabla4.A3" office:value-type="string">
            <text:p text:style-name="P8">21/12/2017</text:p>
          </table:table-cell>
          <table:table-cell table:style-name="Tabla4.F3" office:value-type="string">
            <text:p text:style-name="P8">Añadir datos de la iteración 4</text:p>
          </table:table-cell>
        </table:table-row>
      </table:table>
      <text:p text:style-name="P12"/>
      <text:p text:style-name="P16"/>
      <text:h text:style-name="Heading_20_1" text:outline-level="1"><text:bookmark-start text:name="__RefHeading__671_2134200456"/>Product burndown<text:bookmark-end text:name="__RefHeading__671_2134200456"/></text:h>
      <text:p text:style-name="P12"/>
      <text:p text:style-name="P12"/>
      <text:p text:style-name="P12"><draw:frame draw:style-name="fr1" draw:name="Objeto1" text:anchor-type="paragraph" svg:width="19.002cm" svg:height="10.71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h text:style-name="P21" text:outline-level="1"><text:bookmark-start text:name="__RefHeading__209_1279914512"/>Sprint burndown<text:bookmark-end text:name="__RefHeading__209_1279914512"/></text:h>
      <text:h text:style-name="Heading_20_2" text:outline-level="2"><text:bookmark-start text:name="__RefHeading__288_193354101"/>ITERACIÓN 1<text:bookmark-end text:name="__RefHeading__288_193354101"/></text:h>
      <text:p text:style-name="P12">Por problemas de planificación en la primera iteración, no se pudo realizar una estimación de las tareas del proyecto, por lo que no se pudo generar la gráfica correspondiente a dicha iteración.</text:p>
      <text:h text:style-name="Heading_20_2" text:outline-level="2"><text:bookmark-start text:name="__RefHeading__290_193354101"/>ITERACIÓN 2<text:bookmark-end text:name="__RefHeading__290_193354101"/></text:h>
      <text:p text:style-name="P12"><draw:frame draw:style-name="fr2" draw:name="Objeto2" text:anchor-type="paragraph" svg:x="-1.346cm" svg:y="0.155cm" svg:width="19.823cm" svg:height="10.6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h text:style-name="P22" text:outline-level="2"><text:bookmark-start text:name="__RefHeading__292_193354101"/>ITERACIÓN 3<text:bookmark-end text:name="__RefHeading__292_193354101"/></text:h>
      <text:p text:style-name="P13"><draw:frame draw:style-name="fr2" draw:name="Objeto3" text:anchor-type="paragraph" svg:x="-1.445cm" svg:y="0.272cm" svg:width="19.584cm" svg:height="12.71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3"/>
      <text:p text:style-name="P13"/>
      <text:h text:style-name="P22" text:outline-level="2"><text:bookmark-start text:name="__RefHeading__294_193354101"/>ITERACIÓN 4<text:bookmark-end text:name="__RefHeading__294_193354101"/></text:h>
      <text:p text:style-name="P13"/>
      <text:p text:style-name="P13"/>
      <text:p text:style-name="P13"><draw:frame draw:style-name="fr1" draw:name="Objeto4" text:anchor-type="paragraph" svg:width="21.001cm" svg:height="10.663cm" draw:z-index="2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23cm" fo:margin-bottom="0.212cm" style:page-number="auto" fo:background-color="transparent" style:shadow="none" style:writing-mode="page">
        <style:tab-stops/>
        <style:background-image/>
      </style:paragraph-properties>
      <style:text-properties fo:text-transform="uppercase" fo:color="#00599d" fo:font-size="130%" fo:font-weight="bold" fo:background-color="transparent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RÁFICAS DE SPRINT BURNDOWN Y PRODUCT BURNDOWN – 4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5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GRÁFICAS DE SPRINT BURNDOWN Y PRODUCT BURNDOWN – 4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54S</meta:editing-duration>
    <meta:editing-cycles>24</meta:editing-cycles>
    <meta:generator>OpenOffice/4.1.1$Win32 OpenOffice.org_project/411m6$Build-9775</meta:generator>
    <dc:date>2017-12-21T18:37:53.33</dc:date>
    <dc:creator>Jesús Vázquez Argumedo</dc:creator>
    <meta:document-statistic meta:table-count="4" meta:image-count="0" meta:object-count="4" meta:page-count="7" meta:paragraph-count="58" meta:word-count="181" meta:character-count="109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800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maximum="140" chart:reverse-direction="false" text:line-break="false" chart:link-data-style-to-source="false" chart:axis-position="0" chart:tick-mark-position="at-axis" loext:try-staggering-first="false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002cm" svg:height="10.71cm" xlink:href="." xlink:type="simple" chart:class="chart:line" chart:style-name="ch1">
        <chart:legend chart:legend-position="bottom" svg:x="7.348cm" svg:y="9.901cm" style:legend-expansion="wide" chart:style-name="ch2"/>
        <chart:plot-area chart:style-name="ch3" chart:data-source-has-labels="both" svg:x="1.466cm" svg:y="0.991cm" svg:width="16.776cm" svg:height="7.64cm">
          <chartooo:coordinate-region svg:x="2.273cm" svg:y="1.203cm" svg:width="15.875cm" svg:height="6.755cm"/>
          <chart:axis chart:dimension="x" chart:name="primary-x" chart:style-name="ch4" chartooo:axis-type="text">
            <chart:title svg:x="8.89cm" svg:y="8.846cm" chart:style-name="ch5">
              <text:p>ITERACIÓN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6.82cm" chart:style-name="ch7">
              <text:p>PUNTOS DE HISTORI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TOTAL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DEAL</text:p>
              </table:table-cell>
              <table:table-cell office:value-type="float" office:value="134">
                <text:p>134</text:p>
              </table:table-cell>
              <table:table-cell office:value-type="float" office:value="100.5">
                <text:p>100.5</text:p>
              </table:table-cell>
              <table:table-cell office:value-type="float" office:value="67">
                <text:p>67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8036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style:rotation-angle="359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false" chart:axis-position="0" chart:tick-mark-position="at-axis" loext:try-staggering-first="false"/>
      <style:graphic-properties svg:stroke-width="0.03cm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22cm" svg:height="10.68cm" xlink:href="." xlink:type="simple" chart:class="chart:line" chart:style-name="ch1">
        <chart:legend chart:legend-position="bottom" svg:x="6.237cm" svg:y="9.871cm" style:legend-expansion="wide" chart:style-name="ch2"/>
        <chart:plot-area chart:style-name="ch3" chart:data-source-has-labels="both" svg:x="1.707cm" svg:y="0.987cm" svg:width="17.547cm" svg:height="7.613cm">
          <chartooo:coordinate-region svg:x="2.328cm" svg:y="1.199cm" svg:width="15.227cm" svg:height="6.699cm"/>
          <chart:axis chart:dimension="x" chart:name="primary-x" chart:style-name="ch4" chartooo:axis-type="text">
            <chart:title svg:x="10.019cm" svg:y="8.814cm" chart:style-name="ch5">
              <text:p>DÍAS</text:p>
            </chart:title>
            <chart:categories table:cell-range-address="local-table.$B$1:.$P$1"/>
          </chart:axis>
          <chart:axis chart:dimension="y" chart:name="primary-y" chart:style-name="ch6">
            <chart:title svg:x="0.676cm" svg:y="5.466cm" chart:style-name="ch7">
              <text:p>HOR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P$2" chart:label-cell-address="local-table.$A$2" chart:class="chart:line">
            <chart:data-point chart:repeated="15"/>
          </chart:series>
          <chart:series chart:style-name="ch11" chart:values-cell-range-address="local-table.$B$3:.$P$3" chart:label-cell-address="local-table.$A$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43048">
                <text:p>43050</text:p>
              </table:table-cell>
              <table:table-cell office:value-type="float" office:value="43049">
                <text:p>43050</text:p>
              </table:table-cell>
              <table:table-cell office:value-type="float" office:value="43050">
                <text:p>43050</text:p>
              </table:table-cell>
              <table:table-cell office:value-type="float" office:value="43051">
                <text:p>43050</text:p>
              </table:table-cell>
              <table:table-cell office:value-type="float" office:value="43052">
                <text:p>43050</text:p>
              </table:table-cell>
              <table:table-cell office:value-type="float" office:value="43053">
                <text:p>43050</text:p>
              </table:table-cell>
              <table:table-cell office:value-type="float" office:value="43054">
                <text:p>43050</text:p>
              </table:table-cell>
              <table:table-cell office:value-type="float" office:value="43055">
                <text:p>43060</text:p>
              </table:table-cell>
              <table:table-cell office:value-type="float" office:value="43056">
                <text:p>43060</text:p>
              </table:table-cell>
              <table:table-cell office:value-type="float" office:value="43057">
                <text:p>43060</text:p>
              </table:table-cell>
              <table:table-cell office:value-type="float" office:value="43058">
                <text:p>43060</text:p>
              </table:table-cell>
              <table:table-cell office:value-type="float" office:value="43059">
                <text:p>43060</text:p>
              </table:table-cell>
              <table:table-cell office:value-type="float" office:value="43060">
                <text:p>43060</text:p>
              </table:table-cell>
              <table:table-cell office:value-type="float" office:value="43061">
                <text:p>43060</text:p>
              </table:table-cell>
              <table:table-cell office:value-type="float" office:value="43062">
                <text:p>43060</text:p>
              </table:table-cell>
            </table:table-row>
          </table:table-header-rows>
          <table:table-rows>
            <table:table-row>
              <table:table-cell office:value-type="string">
                <text:p>Tiempo restante</text:p>
              </table:table-cell>
              <table:table-cell office:value-type="float" office:value="41">
                <text:p>41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2.75">
                <text:p>32.75</text:p>
              </table:table-cell>
              <table:table-cell office:value-type="float" office:value="30.4166666666667">
                <text:p>30.4166666666667</text:p>
              </table:table-cell>
              <table:table-cell office:value-type="float" office:value="29.4166666666667">
                <text:p>29.4166666666667</text:p>
              </table:table-cell>
              <table:table-cell office:value-type="float" office:value="27.75">
                <text:p>27.75</text:p>
              </table:table-cell>
              <table:table-cell office:value-type="float" office:value="23.75">
                <text:p>23.7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iempo estimado</text:p>
              </table:table-cell>
              <table:table-cell office:value-type="float" office:value="41">
                <text:p>41</text:p>
              </table:table-cell>
              <table:table-cell office:value-type="float" office:value="38.0666666666667">
                <text:p>38.0666666666667</text:p>
              </table:table-cell>
              <table:table-cell office:value-type="float" office:value="35.1333333333333">
                <text:p>35.1333333333333</text:p>
              </table:table-cell>
              <table:table-cell office:value-type="float" office:value="32.2">
                <text:p>32.2</text:p>
              </table:table-cell>
              <table:table-cell office:value-type="float" office:value="29.2833333333333">
                <text:p>29.2833333333333</text:p>
              </table:table-cell>
              <table:table-cell office:value-type="float" office:value="26.35">
                <text:p>26.35</text:p>
              </table:table-cell>
              <table:table-cell office:value-type="float" office:value="23.4166666666667">
                <text:p>23.4166666666667</text:p>
              </table:table-cell>
              <table:table-cell office:value-type="float" office:value="20.5">
                <text:p>20.5</text:p>
              </table:table-cell>
              <table:table-cell office:value-type="float" office:value="17.5666666666667">
                <text:p>17.5666666666667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11.7">
                <text:p>11.7</text:p>
              </table:table-cell>
              <table:table-cell office:value-type="float" office:value="8.78333333333333">
                <text:p>8.78333333333333</text:p>
              </table:table-cell>
              <table:table-cell office:value-type="float" office:value="5.85">
                <text:p>5.8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8036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style:rotation-angle="359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false" chart:axis-position="0" chart:tick-mark-position="at-axis" loext:try-staggering-first="false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584cm" svg:height="12.71cm" xlink:href="." xlink:type="simple" chart:class="chart:line" chart:style-name="ch1">
        <chart:legend chart:legend-position="bottom" svg:x="6.118cm" svg:y="11.901cm" style:legend-expansion="wide" chart:style-name="ch2"/>
        <chart:plot-area chart:style-name="ch3" chart:data-source-has-labels="both" svg:x="1.477cm" svg:y="1.151cm" svg:width="17.325cm" svg:height="9.44cm">
          <chartooo:coordinate-region svg:x="2.098cm" svg:y="1.363cm" svg:width="15.005cm" svg:height="8.526cm"/>
          <chart:axis chart:dimension="x" chart:name="primary-x" chart:style-name="ch4" chartooo:axis-type="text">
            <chart:title svg:x="9.731cm" svg:y="10.846cm" chart:style-name="ch5">
              <text:p>Días</text:p>
            </chart:title>
            <chart:categories table:cell-range-address="local-table.$B$1:.$P$1"/>
          </chart:axis>
          <chart:axis chart:dimension="y" chart:name="primary-y" chart:style-name="ch6">
            <chart:title svg:x="0.451cm" svg:y="6.385cm" chart:style-name="ch7">
              <text:p>Hor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P$2" chart:label-cell-address="local-table.$A$2" chart:class="chart:line">
            <chart:data-point chart:repeated="15"/>
          </chart:series>
          <chart:series chart:style-name="ch11" chart:values-cell-range-address="local-table.$B$3:.$P$3" chart:label-cell-address="local-table.$A$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43062">
                <text:p>43060</text:p>
              </table:table-cell>
              <table:table-cell office:value-type="float" office:value="43063">
                <text:p>43060</text:p>
              </table:table-cell>
              <table:table-cell office:value-type="float" office:value="43064">
                <text:p>43060</text:p>
              </table:table-cell>
              <table:table-cell office:value-type="float" office:value="43065">
                <text:p>43070</text:p>
              </table:table-cell>
              <table:table-cell office:value-type="float" office:value="43066">
                <text:p>43070</text:p>
              </table:table-cell>
              <table:table-cell office:value-type="float" office:value="43067">
                <text:p>43070</text:p>
              </table:table-cell>
              <table:table-cell office:value-type="float" office:value="43068">
                <text:p>43070</text:p>
              </table:table-cell>
              <table:table-cell office:value-type="float" office:value="43069">
                <text:p>43070</text:p>
              </table:table-cell>
              <table:table-cell office:value-type="float" office:value="43070">
                <text:p>43070</text:p>
              </table:table-cell>
              <table:table-cell office:value-type="float" office:value="43071">
                <text:p>43070</text:p>
              </table:table-cell>
              <table:table-cell office:value-type="float" office:value="43072">
                <text:p>43070</text:p>
              </table:table-cell>
              <table:table-cell office:value-type="float" office:value="43073">
                <text:p>43070</text:p>
              </table:table-cell>
              <table:table-cell office:value-type="float" office:value="43074">
                <text:p>43070</text:p>
              </table:table-cell>
              <table:table-cell office:value-type="float" office:value="43075">
                <text:p>43080</text:p>
              </table:table-cell>
              <table:table-cell office:value-type="float" office:value="43076">
                <text:p>43080</text:p>
              </table:table-cell>
            </table:table-row>
          </table:table-header-rows>
          <table:table-rows>
            <table:table-row>
              <table:table-cell office:value-type="string">
                <text:p>Tiempo restante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9.9166666666667">
                <text:p>49.9166666666667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48.6666666666667">
                <text:p>48.666666666666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45.1666666666667">
                <text:p>45.1666666666667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31.8333333333333">
                <text:p>31.8333333333333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estimado</text:p>
              </table:table-cell>
              <table:table-cell office:value-type="float" office:value="57">
                <text:p>57</text:p>
              </table:table-cell>
              <table:table-cell office:value-type="float" office:value="52.9166666666667">
                <text:p>52.9166666666667</text:p>
              </table:table-cell>
              <table:table-cell office:value-type="float" office:value="48.85">
                <text:p>48.85</text:p>
              </table:table-cell>
              <table:table-cell office:value-type="float" office:value="44.7833333333333">
                <text:p>44.7833333333333</text:p>
              </table:table-cell>
              <table:table-cell office:value-type="float" office:value="40.7">
                <text:p>40.7</text:p>
              </table:table-cell>
              <table:table-cell office:value-type="float" office:value="36.6333333333333">
                <text:p>36.6333333333333</text:p>
              </table:table-cell>
              <table:table-cell office:value-type="float" office:value="32.5666666666667">
                <text:p>32.5666666666667</text:p>
              </table:table-cell>
              <table:table-cell office:value-type="float" office:value="28.5">
                <text:p>28.5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20.35">
                <text:p>20.35</text:p>
              </table:table-cell>
              <table:table-cell office:value-type="float" office:value="16.2833333333333">
                <text:p>16.2833333333333</text:p>
              </table:table-cell>
              <table:table-cell office:value-type="float" office:value="12.2">
                <text:p>12.2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8036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style:rotation-angle="359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minimum="0" chart:maximum="36" chart:interval-major="7" chart:reverse-direction="false" text:line-break="false" chart:link-data-style-to-source="false" chart:axis-position="1" chart:tick-mark-position="at-axis" loext:try-staggering-first="false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cm" svg:height="10.662cm" xlink:href="." xlink:type="simple" chart:class="chart:line" chart:style-name="ch1">
        <chart:legend chart:legend-position="bottom" svg:x="6.826cm" svg:y="9.853cm" style:legend-expansion="wide" chart:style-name="ch2"/>
        <chart:plot-area chart:style-name="ch3" chart:data-source-has-labels="both" svg:x="1.506cm" svg:y="0.987cm" svg:width="18.654cm" svg:height="7.597cm">
          <chartooo:coordinate-region svg:x="2.127cm" svg:y="1.012cm" svg:width="16.334cm" svg:height="6.87cm"/>
          <chart:axis chart:dimension="x" chart:name="primary-x" chart:style-name="ch4" chartooo:axis-type="text">
            <chart:title svg:x="10.425cm" svg:y="8.798cm" chart:style-name="ch5">
              <text:p>Días</text:p>
            </chart:title>
            <chart:categories table:cell-range-address="local-table.$B$1:.$P$1"/>
          </chart:axis>
          <chart:axis chart:dimension="y" chart:name="primary-y" chart:style-name="ch6">
            <chart:title svg:x="0.451cm" svg:y="5.299cm" chart:style-name="ch7">
              <text:p>Hor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P$2" chart:label-cell-address="local-table.$A$2" chart:class="chart:line">
            <chart:data-point chart:repeated="15"/>
          </chart:series>
          <chart:series chart:style-name="ch11" chart:values-cell-range-address="local-table.$B$3:.$P$3" chart:label-cell-address="local-table.$A$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43076">
                <text:p>43080</text:p>
              </table:table-cell>
              <table:table-cell office:value-type="float" office:value="43077">
                <text:p>43080</text:p>
              </table:table-cell>
              <table:table-cell office:value-type="float" office:value="43078">
                <text:p>43080</text:p>
              </table:table-cell>
              <table:table-cell office:value-type="float" office:value="43079">
                <text:p>43080</text:p>
              </table:table-cell>
              <table:table-cell office:value-type="float" office:value="43080">
                <text:p>43080</text:p>
              </table:table-cell>
              <table:table-cell office:value-type="float" office:value="43081">
                <text:p>43080</text:p>
              </table:table-cell>
              <table:table-cell office:value-type="float" office:value="43082">
                <text:p>43080</text:p>
              </table:table-cell>
              <table:table-cell office:value-type="float" office:value="43083">
                <text:p>43080</text:p>
              </table:table-cell>
              <table:table-cell office:value-type="float" office:value="43084">
                <text:p>43080</text:p>
              </table:table-cell>
              <table:table-cell office:value-type="float" office:value="43085">
                <text:p>43090</text:p>
              </table:table-cell>
              <table:table-cell office:value-type="float" office:value="43086">
                <text:p>43090</text:p>
              </table:table-cell>
              <table:table-cell office:value-type="float" office:value="43087">
                <text:p>43090</text:p>
              </table:table-cell>
              <table:table-cell office:value-type="float" office:value="43088">
                <text:p>43090</text:p>
              </table:table-cell>
              <table:table-cell office:value-type="float" office:value="43089">
                <text:p>43090</text:p>
              </table:table-cell>
              <table:table-cell office:value-type="float" office:value="43090">
                <text:p>43090</text:p>
              </table:table-cell>
            </table:table-row>
          </table:table-header-rows>
          <table:table-rows>
            <table:table-row>
              <table:table-cell office:value-type="string">
                <text:p>Tiempo restante</text:p>
              </table:table-cell>
              <table:table-cell office:value-type="float" office:value="36">
                <text:p>36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29.5">
                <text:p>29.5</text:p>
              </table:table-cell>
              <table:table-cell office:value-type="float" office:value="29.5">
                <text:p>29.5</text:p>
              </table:table-cell>
              <table:table-cell office:value-type="float" office:value="26.5833333333333">
                <text:p>26.5833333333333</text:p>
              </table:table-cell>
              <table:table-cell office:value-type="float" office:value="26.5833333333333">
                <text:p>26.5833333333333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13.9166666666667">
                <text:p>13.9166666666667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estimado</text:p>
              </table:table-cell>
              <table:table-cell office:value-type="float" office:value="36">
                <text:p>36</text:p>
              </table:table-cell>
              <table:table-cell office:value-type="float" office:value="33.4166666666667">
                <text:p>33.4166666666667</text:p>
              </table:table-cell>
              <table:table-cell office:value-type="float" office:value="30.85">
                <text:p>30.85</text:p>
              </table:table-cell>
              <table:table-cell office:value-type="float" office:value="28.2833333333333">
                <text:p>28.2833333333333</text:p>
              </table:table-cell>
              <table:table-cell office:value-type="float" office:value="25.7">
                <text:p>25.7</text:p>
              </table:table-cell>
              <table:table-cell office:value-type="float" office:value="23.1333333333333">
                <text:p>23.1333333333333</text:p>
              </table:table-cell>
              <table:table-cell office:value-type="float" office:value="20.5666666666667">
                <text:p>20.5666666666667</text:p>
              </table:table-cell>
              <table:table-cell office:value-type="float" office:value="18">
                <text:p>18</text:p>
              </table:table-cell>
              <table:table-cell office:value-type="float" office:value="15.4166666666667">
                <text:p>15.4166666666667</text:p>
              </table:table-cell>
              <table:table-cell office:value-type="float" office:value="12.85">
                <text:p>12.85</text:p>
              </table:table-cell>
              <table:table-cell office:value-type="float" office:value="10.2833333333333">
                <text:p>10.2833333333333</text:p>
              </table:table-cell>
              <table:table-cell office:value-type="float" office:value="7.7">
                <text:p>7.7</text:p>
              </table:table-cell>
              <table:table-cell office:value-type="float" office:value="5.13333333333333">
                <text:p>5.13333333333333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